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C0000011A676674F71951DDD5.png" manifest:media-type="image/png"/>
  <manifest:file-entry manifest:full-path="Pictures/1000000100000F00000008707547C8FDE4C10FE4.png" manifest:media-type="image/png"/>
  <manifest:file-entry manifest:full-path="Pictures/1000000100000F0000000870C7020E462D0E2FC6.png" manifest:media-type="image/png"/>
  <manifest:file-entry manifest:full-path="Pictures/100000010000030600000051EC6F53E1BB3DCD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74dd" officeooo:paragraph-rsid="001974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165in" svg:y="-0.6909in" svg:width="6.9252in" svg:height="3.8953in" draw:z-index="0"><draw:image xlink:href="Pictures/1000000100000F00000008707547C8FDE4C10F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char" svg:x="0in" svg:y="0.1008in" svg:width="6.9252in" svg:height="3.8953in" draw:z-index="1"><draw:image xlink:href="Pictures/1000000100000F0000000870C7020E462D0E2FC6.png" xlink:type="simple" xlink:show="embed" xlink:actuate="onLoad" draw:mime-type="image/png"/></draw:frame></text:p>
      <text:p text:style-name="Standard"><draw:frame draw:style-name="fr1" draw:name="Image3" text:anchor-type="char" svg:x="0.0201in" svg:y="0.1181in" svg:width="5.3752in" svg:height="0.5626in" draw:z-index="2"><draw:image xlink:href="Pictures/100000010000030600000051EC6F53E1BB3DCD5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6437in" svg:y="-0.3854in" svg:width="6.0835in" svg:height="1.9583in" draw:z-index="3"><draw:image xlink:href="Pictures/100000010000036C0000011A676674F71951DDD5.png" xlink:type="simple" xlink:show="embed" xlink:actuate="onLoad" draw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14:59:26.666000000</meta:creation-date>
    <dc:date>2023-09-17T17:19:01.221000000</dc:date>
    <meta:editing-duration>PT25M11S</meta:editing-duration>
    <meta:editing-cycles>4</meta:editing-cycles>
    <meta:generator>LibreOffice/7.6.0.3$Windows_X86_64 LibreOffice_project/69edd8b8ebc41d00b4de3915dc82f8f0fc3b6265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